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171e0b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0645a6" style:font-size-asian="10pt" style:font-size-complex="10pt"/>
    </style:style>
    <style:style style:name="P8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acfd8" officeooo:paragraph-rsid="001acfd8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officeooo:paragraph-rsid="000645a6"/>
    </style:style>
    <style:style style:name="P10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officeooo:rsid="000645a6" officeooo:paragraph-rsid="000a3588" style:font-size-asian="10pt" style:font-size-complex="10pt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Open Sans" fo:font-size="10pt" style:text-underline-style="solid" style:text-underline-width="auto" style:text-underline-color="font-color" officeooo:rsid="000645a6" officeooo:paragraph-rsid="00281027" style:font-size-asian="10pt" style:font-size-complex="10pt"/>
    </style:style>
    <style:style style:name="P12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Open Sans" fo:font-size="10pt" style:text-underline-style="none" officeooo:rsid="0018d120" officeooo:paragraph-rsid="00281027" style:font-size-asian="10pt" style:font-size-complex="10pt"/>
    </style:style>
    <style:style style:name="P13" style:family="paragraph" style:parent-style-name="Standard" style:list-style-name="L1" style:master-page-name="">
      <loext:graphic-properties draw:fill="none"/>
      <style:paragraph-properties fo:text-align="start" style:justify-single-word="false" style:page-number="auto" fo:background-color="transparent"/>
      <style:text-properties style:font-name="Open Sans" fo:font-size="10pt" style:text-underline-style="none" officeooo:rsid="0018d120" officeooo:paragraph-rsid="0018d120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b4c79"/>
    </style:style>
    <style:style style:name="T3" style:family="text">
      <style:text-properties fo:font-weight="bold" officeooo:rsid="001a091c" style:font-weight-asian="bold" style:font-weight-complex="bold"/>
    </style:style>
    <style:style style:name="T4" style:family="text">
      <style:text-properties fo:font-weight="bold" officeooo:rsid="001afe44" style:font-weight-asian="bold" style:font-weight-complex="bold"/>
    </style:style>
    <style:style style:name="T5" style:family="text">
      <style:text-properties officeooo:rsid="00171e0b"/>
    </style:style>
    <style:style style:name="T6" style:family="text">
      <style:text-properties officeooo:rsid="0018d120"/>
    </style:style>
    <style:style style:name="T7" style:family="text">
      <style:text-properties officeooo:rsid="001a091c"/>
    </style:style>
    <style:style style:name="T8" style:family="text">
      <style:text-properties style:font-name="Open Sans" fo:font-size="10pt" style:text-underline-style="none" officeooo:rsid="001a091c" style:font-size-asian="10pt" style:font-size-complex="10pt"/>
    </style:style>
    <style:style style:name="T9" style:family="text">
      <style:text-properties style:font-name="Open Sans" fo:font-size="10pt" style:text-underline-style="none" officeooo:rsid="001afe44" style:font-size-asian="10pt" style:font-size-complex="10pt"/>
    </style:style>
    <style:style style:name="T10" style:family="text">
      <style:text-properties style:font-name="Open Sans" fo:font-size="10pt" style:text-underline-style="none" officeooo:rsid="001acfd8" style:font-size-asian="10pt" style:font-size-complex="10pt"/>
    </style:style>
    <style:style style:name="T11" style:family="text">
      <style:text-properties style:font-name="Open Sans" fo:font-size="10pt" style:text-underline-style="none" officeooo:rsid="000645a6" style:font-size-asian="10pt" style:font-size-complex="10pt"/>
    </style:style>
    <style:style style:name="T12" style:family="text">
      <style:text-properties style:font-name="Open Sans" fo:font-size="10pt" style:text-underline-style="none" fo:font-weight="bold" officeooo:rsid="001a091c" style:font-size-asian="10pt" style:font-weight-asian="bold" style:font-size-complex="10pt" style:font-weight-complex="bold"/>
    </style:style>
    <style:style style:name="T13" style:family="text">
      <style:text-properties style:font-name="Open Sans" fo:font-size="10pt" style:text-underline-style="none" fo:font-weight="bold" officeooo:rsid="001afe44" style:font-size-asian="10pt" style:font-weight-asian="bold" style:font-size-complex="10pt" style:font-weight-complex="bold"/>
    </style:style>
    <style:style style:name="T14" style:family="text">
      <style:text-properties style:font-name="Open Sans" fo:font-size="10pt" style:text-underline-style="none" fo:font-weight="bold" officeooo:rsid="0026c2e5" style:font-size-asian="10pt" style:font-weight-asian="bold" style:font-size-complex="10pt" style:font-weight-complex="bold"/>
    </style:style>
    <style:style style:name="T15" style:family="text">
      <style:text-properties style:font-name="Open Sans" fo:font-size="10pt" style:text-underline-style="none" fo:font-weight="bold" officeooo:rsid="001acfd8" style:font-size-asian="10pt" style:font-weight-asian="bold" style:font-size-complex="10pt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a3588"/>
    </style:style>
    <style:style style:name="T18" style:family="text">
      <style:text-properties officeooo:rsid="00238bdf"/>
    </style:style>
    <style:style style:name="T19" style:family="text">
      <style:text-properties officeooo:rsid="00267f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19">4.1</text:span></text:p>
      <text:p text:style-name="P1"/>
      <text:p text:style-name="P1">Nom : <text:span text:style-name="T5">Consulter les stocks</text:span></text:p>
      <text:p text:style-name="P1"/>
      <text:p text:style-name="P2">Acteur(s) : <text:s/><text:span text:style-name="T2">Directeurs / Managers</text:span></text:p>
      <text:p text:style-name="P1"/>
      <text:p text:style-name="P1">Description : <text:span text:style-name="T5">L’utilisateur doit pouvoir consulter les stocks d’ingrédients afin de connaître le nombre et le type de pizzas restantes pouvant être réalisées</text:span></text:p>
      <text:p text:style-name="P1"/>
      <text:p text:style-name="P1">Auteur : <text:span text:style-name="T18">Damien Ramelet</text:span></text:p>
      <text:p text:style-name="P1"/>
      <text:p text:style-name="P1">Date : <text:span text:style-name="T6">31/05/2020</text:span></text:p>
      <text:p text:style-name="P1"/>
      <text:p text:style-name="P1">Pré-conditions : <text:span text:style-name="T5">L’utilisateur doit être authentifié</text:span></text:p>
      <text:p text:style-name="P3"/>
      <text:p text:style-name="P1">Démarrage : <text:span text:style-name="T6">L’utilisateur clique sur « Consulter les stocks »</text:span></text:p>
      <text:p text:style-name="P1"/>
      <text:p text:style-name="P4">Scénario nominal :</text:p>
      <text:list xml:id="list2999024908" text:style-name="L1">
        <text:list-item>
          <text:p text:style-name="P13">Le système affiche l’état d<text:span text:style-name="T7">u</text:span> stock <text:span text:style-name="T7">d’ingrédients et les recettes pouvant être réalisées</text:span></text:p>
        </text:list-item>
        <text:list-item>
          <text:p text:style-name="P12"><text:span text:style-name="T7">L’utilisateur clique sur « Commander des articles ». Déclenchement du cas d’utilisation « </text:span><text:span text:style-name="T3">C</text:span><text:span text:style-name="T4">ommander des articles</text:span><text:span text:style-name="T3"> </text:span><text:span text:style-name="T7">». Fin du scénario</text:span></text:p>
        </text:list-item>
      </text:list>
      <text:p text:style-name="P11"/>
      <text:p text:style-name="P4">Scénario <text:span text:style-name="T1">alternatif :</text:span></text:p>
      <text:p text:style-name="P8">2a. L’utilisateur quitte la page. Fin du scénario.</text:p>
      <text:p text:style-name="P7"/>
      <text:p text:style-name="P5">Scénario d’erreur :</text:p>
      <text:p text:style-name="P8">1a. L’état du stock est nul. Le système affiche un message d’erreur.</text:p>
      <text:p text:style-name="P6"/>
      <text:p text:style-name="P4">Fin :</text:p>
      <text:p text:style-name="P9"><text:span text:style-name="T11">Scénario nominal : </text:span><text:span text:style-name="T10">L’utilisateur déclenche le cas d’utilisation « </text:span><text:span text:style-name="T15">C</text:span><text:span text:style-name="T14">ommander des articles</text:span><text:span text:style-name="T10"> »</text:span></text:p>
      <text:p text:style-name="P10"><text:span text:style-name="T16">S</text:span><text:span text:style-name="T17">cénario alternatif : L’utilisateur quitte la page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1:13:17.713000000</meta:creation-date>
    <meta:editing-duration>PT10M3S</meta:editing-duration>
    <meta:editing-cycles>5</meta:editing-cycles>
    <meta:generator>LibreOffice/6.3.1.2$Windows_X86_64 LibreOffice_project/b79626edf0065ac373bd1df5c28bd630b4424273</meta:generator>
    <dc:date>2020-06-02T23:56:52.131000000</dc:date>
    <meta:document-statistic meta:table-count="0" meta:image-count="0" meta:object-count="0" meta:page-count="1" meta:paragraph-count="18" meta:word-count="145" meta:character-count="923" meta:non-whitespace-character-count="797"/>
  </office:meta>
</office:document-meta>
</file>